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9-18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10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13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16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2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1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2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19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21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13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12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28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15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13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25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1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28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16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22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30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522028571429" calcext:value-type="float">
            <text:p>7.69522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83464" calcext:value-type="float">
            <text:p>7.6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062451612903" calcext:value-type="float">
            <text:p>7.7006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89808" calcext:value-type="float">
            <text:p>7.94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61664" calcext:value-type="float">
            <text:p>7.98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230709677419" calcext:value-type="float">
            <text:p>8.0123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71192" calcext:value-type="float">
            <text:p>7.83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947948387097" calcext:value-type="float">
            <text:p>7.6094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809406896552" calcext:value-type="float">
            <text:p>7.55809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451148387097" calcext:value-type="float">
            <text:p>7.4845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90151724138" calcext:value-type="float">
            <text:p>7.580901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41135483871" calcext:value-type="float">
            <text:p>7.5314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26748387097" calcext:value-type="float">
            <text:p>7.4372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18" calcext:value-type="float">
            <text:p>7.40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2624" calcext:value-type="float">
            <text:p>7.3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04652" calcext:value-type="float">
            <text:p>7.430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691148387097" calcext:value-type="float">
            <text:p>7.6369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45935483871" calcext:value-type="float">
            <text:p>7.5344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69928" calcext:value-type="float">
            <text:p>7.53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88784516129" calcext:value-type="float">
            <text:p>7.2988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92384" calcext:value-type="float">
            <text:p>7.41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56232258064" calcext:value-type="float">
            <text:p>7.52256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106885714286" calcext:value-type="float">
            <text:p>7.68106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491612903226" calcext:value-type="float">
            <text:p>7.6249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665109677419" calcext:value-type="float">
            <text:p>7.7166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954703448276" calcext:value-type="float">
            <text:p>7.779547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099483870968" calcext:value-type="float">
            <text:p>7.5909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4328" calcext:value-type="float">
            <text:p>7.88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95690322581" calcext:value-type="float">
            <text:p>8.1969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570787096774" calcext:value-type="float">
            <text:p>8.0357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88388" calcext:value-type="float">
            <text:p>7.828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15264516129" calcext:value-type="float">
            <text:p>7.911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3604" calcext:value-type="float">
            <text:p>7.76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857974193548" calcext:value-type="float">
            <text:p>7.8585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088114285714" calcext:value-type="float">
            <text:p>7.92088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408283870968" calcext:value-type="float">
            <text:p>7.9140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24124137931" calcext:value-type="float">
            <text:p>7.84224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0048" calcext:value-type="float">
            <text:p>7.7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25215483871" calcext:value-type="float">
            <text:p>7.7125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45204" calcext:value-type="float">
            <text:p>8.024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703277419355" calcext:value-type="float">
            <text:p>7.74703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08784516129" calcext:value-type="float">
            <text:p>8.0608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88948" calcext:value-type="float">
            <text:p>7.76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649522580645" calcext:value-type="float">
            <text:p>7.5264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24208" calcext:value-type="float">
            <text:p>7.53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786580645161" calcext:value-type="float">
            <text:p>7.6278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060857142857" calcext:value-type="float">
            <text:p>7.59060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020825806452" calcext:value-type="float">
            <text:p>7.5902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025741935484" calcext:value-type="float">
            <text:p>7.5902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7864" calcext:value-type="float">
            <text:p>7.5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824180645161" calcext:value-type="float">
            <text:p>7.5882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89764" calcext:value-type="float">
            <text:p>7.608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089922580645" calcext:value-type="float">
            <text:p>7.7108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443561290323" calcext:value-type="float">
            <text:p>7.93443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7312" calcext:value-type="float">
            <text:p>7.9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35767741935" calcext:value-type="float">
            <text:p>7.83935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286" calcext:value-type="float">
            <text:p>7.6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52656" calcext:value-type="float">
            <text:p>7.53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393434482759" calcext:value-type="float">
            <text:p>7.593934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24564" calcext:value-type="float">
            <text:p>7.512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09843478261" calcext:value-type="float">
            <text:p>7.39709843478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506654545455" calcext:value-type="float">
            <text:p>7.425066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270434782609" calcext:value-type="float">
            <text:p>7.7227043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908472727273" calcext:value-type="float">
            <text:p>7.709084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40533333333" calcext:value-type="float">
            <text:p>7.85740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79904" calcext:value-type="float">
            <text:p>7.84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5636" calcext:value-type="float">
            <text:p>7.75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0396" calcext:value-type="float">
            <text:p>7.7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8298" calcext:value-type="float">
            <text:p>7.71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44496" calcext:value-type="float">
            <text:p>7.86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228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8674" calcext:value-type="float">
            <text:p>7.67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60" meta:object-count="0"/>
    <meta:user-defined meta:name="AppVersion">3.0</meta:user-defined>
  </office:meta>
</office:document-meta>
</file>